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f77" officeooo:paragraph-rsid="000fbf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40（pid）文件夹：具备全闭合仿真功能，其中姿态控制采用PID控制，仿真程序里包含TECS、L1;</text:p>
      <text:p text:style-name="P1">v40_project文件夹：仅具备姿态控制回路仿真功能，姿态控制采用indi控制;</text:p>
      <text:p text:style-name="P1">V40TrimFinder文件夹：V40的气动配平点计算程序;</text:p>
      <text:p text:style-name="P1">V24_INDI_Controller_Design.pdf:indi控制算法说明文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37:11.100889243</meta:creation-date>
    <dc:date>2020-02-10T10:38:10.472696515</dc:date>
    <meta:editing-duration>PT59S</meta:editing-duration>
    <meta:editing-cycles>1</meta:editing-cycles>
    <meta:document-statistic meta:table-count="0" meta:image-count="0" meta:object-count="0" meta:page-count="1" meta:paragraph-count="4" meta:word-count="96" meta:character-count="168" meta:non-whitespace-character-count="168"/>
    <meta:generator>LibreOffice/5.1.6.2$Linux_X86_64 LibreOffice_project/10m0$Build-2</meta:generator>
  </office:meta>
</office:document-meta>
</file>